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94cm"/>
    </style:style>
    <style:style style:name="co3" style:family="table-column">
      <style:table-column-properties fo:break-before="auto" style:column-width="4.768cm"/>
    </style:style>
    <style:style style:name="co4" style:family="table-column">
      <style:table-column-properties fo:break-before="auto" style:column-width="5.103cm"/>
    </style:style>
    <style:style style:name="co5" style:family="table-column">
      <style:table-column-properties fo:break-before="auto" style:column-width="3.563cm"/>
    </style:style>
    <style:style style:name="co6" style:family="table-column">
      <style:table-column-properties fo:break-before="auto" style:column-width="3.955cm"/>
    </style:style>
    <style:style style:name="co7" style:family="table-column">
      <style:table-column-properties fo:break-before="auto" style:column-width="4.856cm"/>
    </style:style>
    <style:style style:name="co9" style:family="table-column">
      <style:table-column-properties fo:break-before="auto" style:column-width="2.856cm"/>
    </style:style>
    <style:style style:name="ro3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6666"/>
    </style:style>
    <style:style style:name="ce3" style:family="table-cell" style:parent-style-name="Default">
      <style:text-properties fo:color="#cc0000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ff6666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cc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ff3333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ff6666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cc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ff3333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3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3">
      <style:table-cell-properties style:text-align-source="fix" style:repeat-content="false"/>
      <style:paragraph-properties fo:text-align="end"/>
      <style:text-properties fo:color="#ff6666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/>
      <style:text-properties fo:color="#cc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03">
      <style:table-cell-properties style:text-align-source="fix" style:repeat-content="false"/>
      <style:paragraph-properties fo:text-align="end"/>
      <style:text-properties fo:color="#ff3333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3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ce22"/>
        <table:table-column table:style-name="co9" table:default-cell-style-name="ce11"/>
        <table:table-row table:style-name="ro2">
          <table:table-cell table:style-name="ce1" office:value-type="string">
            <text:p>emk_id</text:p>
          </table:table-cell>
          <table:table-cell table:style-name="ce5" office:value-type="string">
            <text:p>date</text:p>
          </table:table-cell>
          <table:table-cell table:style-name="ce12" office:value-type="string">
            <text:p>event</text:p>
          </table:table-cell>
          <table:table-cell table:style-name="ce12" office:value-type="string">
            <text:p>location</text:p>
          </table:table-cell>
          <table:table-cell table:style-name="ce17" office:value-type="string">
            <text:p>original_cost</text:p>
          </table:table-cell>
          <table:table-cell table:style-name="ce17" office:value-type="string">
            <text:p>normalised_cost_2011</text:p>
          </table:table-cell>
          <table:table-cell table:style-name="ce5" office:value-type="string">
            <text:p>state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table:style-name="ce6" office:value-type="string">
            <text:p>21/12/10 to 14/01/11</text:p>
          </table:table-cell>
          <table:table-cell table:style-name="ce13" office:value-type="string">
            <text:p>Flooding</text:p>
          </table:table-cell>
          <table:table-cell table:style-name="ce13" office:value-type="string">
            <text:p>QLD, Rural Toowoomba, Lockyer Valley</text:p>
          </table:table-cell>
          <table:table-cell table:number-columns-repeated="2" table:style-name="ce18" office:value-type="currency" office:currency="AUD" office:value="2387624000">
            <text:p>$2,387,624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table:style-name="ce7" office:value-type="date" office:date-value="2010-03-22">
            <text:p>22/03/10</text:p>
          </table:table-cell>
          <table:table-cell table:style-name="ce13" office:value-type="string">
            <text:p>Perth Storm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1053000000">
            <text:p>$1,053,000,000</text:p>
          </table:table-cell>
          <table:table-cell table:style-name="ce18" office:value-type="currency" office:currency="AUD" office:value="1019000000">
            <text:p>$1,019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table:style-name="ce7" office:value-type="date" office:date-value="2010-03-06">
            <text:p>06/03/10</text:p>
          </table:table-cell>
          <table:table-cell table:style-name="ce13" office:value-type="string">
            <text:p>Melbourne Storm</text:p>
          </table:table-cell>
          <table:table-cell table:style-name="ce13" office:value-type="string">
            <text:p>Melbourne  </text:p>
          </table:table-cell>
          <table:table-cell table:style-name="ce18" office:value-type="currency" office:currency="AUD" office:value="1044000000">
            <text:p>$1,044,000,000</text:p>
          </table:table-cell>
          <table:table-cell table:style-name="ce18" office:value-type="currency" office:currency="AUD" office:value="1160000000">
            <text:p>$1,160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table:style-name="ce7" office:value-type="date" office:date-value="2010-03-05">
            <text:p>05/03/10</text:p>
          </table:table-cell>
          <table:table-cell table:style-name="ce13" office:value-type="string">
            <text:p>West QLD flooding</text:p>
          </table:table-cell>
          <table:table-cell table:style-name="ce13" office:value-type="string">
            <text:p>QLD</text:p>
          </table:table-cell>
          <table:table-cell table:style-name="ce18" office:value-type="currency" office:currency="AUD" office:value="46700000">
            <text:p>$46,700,000</text:p>
          </table:table-cell>
          <table:table-cell table:style-name="ce18" office:value-type="currency" office:currency="AUD" office:value="49000000">
            <text:p>$49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9-12-31">
            <text:p>31/12/09</text:p>
          </table:table-cell>
          <table:table-cell table:style-name="ce13" office:value-type="string">
            <text:p>Toodyay Bushfires</text:p>
          </table:table-cell>
          <table:table-cell table:style-name="ce13" office:value-type="string">
            <text:p>Toodyay WA</text:p>
          </table:table-cell>
          <table:table-cell table:style-name="ce18" office:value-type="currency" office:currency="AUD" office:value="7400000">
            <text:p>$7,400,000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2009-05-21">
            <text:p>21/05/09</text:p>
          </table:table-cell>
          <table:table-cell table:style-name="ce13" office:value-type="string">
            <text:p>Inundation &amp; Storm Damage  </text:p>
          </table:table-cell>
          <table:table-cell table:style-name="ce13" office:value-type="string">
            <text:p>South East Queensland &amp; Northern NSW</text:p>
          </table:table-cell>
          <table:table-cell table:style-name="ce18" office:value-type="currency" office:currency="AUD" office:value="48000000">
            <text:p>$48,000,000</text:p>
          </table:table-cell>
          <table:table-cell table:style-name="ce18" office:value-type="currency" office:currency="AUD" office:value="55000000">
            <text:p>$55,000,000</text:p>
          </table:table-cell>
          <table:table-cell table:style-name="ce6" office:value-type="string">
            <text:p>QLD/NSW  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table:style-name="ce7" office:value-type="date" office:date-value="2009-04-10">
            <text:p>10/04/09</text:p>
          </table:table-cell>
          <table:table-cell table:style-name="ce13" office:value-type="string">
            <text:p>Flooding</text:p>
          </table:table-cell>
          <table:table-cell table:style-name="ce13" office:value-type="string">
            <text:p>Northern NSW  </text:p>
          </table:table-cell>
          <table:table-cell table:style-name="ce18" office:value-type="currency" office:currency="AUD" office:value="37000000">
            <text:p>$37,000,000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table:style-name="ce7" office:value-type="date" office:date-value="2009-02-07">
            <text:p>07/02/09</text:p>
          </table:table-cell>
          <table:table-cell table:style-name="ce13" office:value-type="string">
            <text:p>Victorian fires</text:p>
          </table:table-cell>
          <table:table-cell table:style-name="ce13" office:value-type="string">
            <text:p>VIC</text:p>
          </table:table-cell>
          <table:table-cell table:style-name="ce18" office:value-type="currency" office:currency="AUD" office:value="1070000000">
            <text:p>$1,070,000,000</text:p>
          </table:table-cell>
          <table:table-cell table:style-name="ce18" office:value-type="currency" office:currency="AUD" office:value="1266000000">
            <text:p>$1,266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table:style-name="ce7" office:value-type="date" office:date-value="2009-01-13">
            <text:p>13/01/09</text:p>
          </table:table-cell>
          <table:table-cell table:style-name="ce13" office:value-type="string">
            <text:p>Floods</text:p>
          </table:table-cell>
          <table:table-cell table:style-name="ce13" office:value-type="string">
            <text:p>Far North Queensland</text:p>
          </table:table-cell>
          <table:table-cell table:style-name="ce18" office:value-type="currency" office:currency="AUD" office:value="19000000">
            <text:p>$19,000,000</text:p>
          </table:table-cell>
          <table:table-cell table:style-name="ce18" office:value-type="currency" office:currency="AUD" office:value="22000000">
            <text:p>$22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table:style-name="ce7" office:value-type="date" office:date-value="2008-11-16">
            <text:p>16/11/08</text:p>
          </table:table-cell>
          <table:table-cell table:style-name="ce13" office:value-type="string">
            <text:p>Brisbane storms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309000000">
            <text:p>$309,000,000</text:p>
          </table:table-cell>
          <table:table-cell table:style-name="ce18" office:value-type="currency" office:currency="AUD" office:value="355000000">
            <text:p>$355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8-06-03">
            <text:p>03/06/08</text:p>
          </table:table-cell>
          <table:table-cell table:style-name="ce13" office:value-type="string">
            <text:p>Gas Supply Disruption Varanus Island</text:p>
          </table:table-cell>
          <table:table-cell table:style-name="ce13" office:value-type="string">
            <text:p>Western Australia</text:p>
          </table:table-cell>
          <table:table-cell table:style-name="ce18" office:value-type="currency" office:currency="AUD" office:value="230000000">
            <text:p>$230,000,000</text:p>
          </table:table-cell>
          <table:table-cell table:style-name="ce18" office:value-type="currency" office:currency="AUD" office:value="279000000">
            <text:p>$279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table:style-name="ce7" office:value-type="date" office:date-value="2008-04-20">
            <text:p>20/04/08</text:p>
          </table:table-cell>
          <table:table-cell table:style-name="ce13" office:value-type="string">
            <text:p>Wind Storm  </text:p>
          </table:table-cell>
          <table:table-cell table:style-name="ce13" office:value-type="string">
            <text:p>SA, TAS &amp; VIC</text:p>
          </table:table-cell>
          <table:table-cell table:style-name="ce18" office:value-type="currency" office:currency="AUD" office:value="65000000">
            <text:p>$65,000,000</text:p>
          </table:table-cell>
          <table:table-cell table:style-name="ce18" office:value-type="currency" office:currency="AUD" office:value="79000000">
            <text:p>$79,000,000</text:p>
          </table:table-cell>
          <table:table-cell table:style-name="ce6" office:value-type="string">
            <text:p>SA/TAS/VIC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table:style-name="ce7" office:value-type="date" office:date-value="2008-02-14">
            <text:p>14/02/08</text:p>
          </table:table-cell>
          <table:table-cell table:style-name="ce13" office:value-type="string">
            <text:p>Flood Storm  </text:p>
          </table:table-cell>
          <table:table-cell table:style-name="ce13" office:value-type="string">
            <text:p>Mackay</text:p>
          </table:table-cell>
          <table:table-cell table:style-name="ce18" office:value-type="currency" office:currency="AUD" office:value="410000000">
            <text:p>$410,000,000</text:p>
          </table:table-cell>
          <table:table-cell table:style-name="ce18" office:value-type="currency" office:currency="AUD" office:value="507000000">
            <text:p>$507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497">
            <text:p>497</text:p>
          </table:table-cell>
          <table:table-cell table:style-name="ce7" office:value-type="date" office:date-value="2008-01-17">
            <text:p>17/01/08</text:p>
          </table:table-cell>
          <table:table-cell table:style-name="ce13" office:value-type="string">
            <text:p>Flood Storms  </text:p>
          </table:table-cell>
          <table:table-cell table:style-name="ce13" office:value-type="string">
            <text:p>Emerald</text:p>
          </table:table-cell>
          <table:table-cell table:style-name="ce18" office:value-type="currency" office:currency="AUD" office:value="70000000">
            <text:p>$70,000,000</text:p>
          </table:table-cell>
          <table:table-cell table:style-name="ce18" office:value-type="currency" office:currency="AUD" office:value="85000000">
            <text:p>$85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table:style-name="ce7" office:value-type="date" office:date-value="2008-01-04">
            <text:p>04/01/08</text:p>
          </table:table-cell>
          <table:table-cell table:style-name="ce13" office:value-type="string">
            <text:p>Flood Storm  </text:p>
          </table:table-cell>
          <table:table-cell table:style-name="ce13" office:value-type="string">
            <text:p>Northern Rivers  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17000000">
            <text:p>$17,000,000</text:p>
          </table:table-cell>
          <table:table-cell table:style-name="ce6" office:value-type="string">
            <text:p>NSW/QLD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style-name="ce7" office:value-type="date" office:date-value="2007-12-09">
            <text:p>09/12/07</text:p>
          </table:table-cell>
          <table:table-cell table:style-name="ce13" office:value-type="string">
            <text:p>Severe Hailstorms  </text:p>
          </table:table-cell>
          <table:table-cell table:style-name="ce13" office:value-type="string">
            <text:p>Western Sydney, Blacktown  </text:p>
          </table:table-cell>
          <table:table-cell table:style-name="ce18" office:value-type="currency" office:currency="AUD" office:value="415000000">
            <text:p>$415,000,000</text:p>
          </table:table-cell>
          <table:table-cell table:style-name="ce18" office:value-type="currency" office:currency="AUD" office:value="486000000">
            <text:p>$486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2007-10-26">
            <text:p>26/10/07</text:p>
          </table:table-cell>
          <table:table-cell table:style-name="ce13" office:value-type="string">
            <text:p>Severe Storms  </text:p>
          </table:table-cell>
          <table:table-cell table:style-name="ce13" office:value-type="string">
            <text:p>Lismore Region  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6" office:value-type="string">
            <text:p>08/06/07-10/06/07</text:p>
          </table:table-cell>
          <table:table-cell table:style-name="ce13" office:value-type="string">
            <text:p>Severe Storm</text:p>
          </table:table-cell>
          <table:table-cell table:style-name="ce13" office:value-type="string">
            <text:p>Newcastle &amp; Hunter Valley</text:p>
          </table:table-cell>
          <table:table-cell table:style-name="ce18" office:value-type="currency" office:currency="AUD" office:value="1480000000">
            <text:p>$1,480,000,000</text:p>
          </table:table-cell>
          <table:table-cell table:style-name="ce18" office:value-type="currency" office:currency="AUD" office:value="1742000000">
            <text:p>$1,742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7" office:value-type="date" office:date-value="2007-10-09">
            <text:p>09/10/07</text:p>
          </table:table-cell>
          <table:table-cell table:style-name="ce13" office:value-type="string">
            <text:p>Hail Storm  </text:p>
          </table:table-cell>
          <table:table-cell table:style-name="ce13" office:value-type="string">
            <text:p>Lismore Region</text:p>
          </table:table-cell>
          <table:table-cell table:style-name="ce18" office:value-type="currency" office:currency="AUD" office:value="97000000">
            <text:p>$97,000,000</text:p>
          </table:table-cell>
          <table:table-cell table:style-name="ce18" office:value-type="currency" office:currency="AUD" office:value="109000000">
            <text:p>$109,000,000</text:p>
          </table:table-cell>
          <table:table-cell table:style-name="ce6" office:value-type="string">
            <text:p>NSW/QL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7" office:value-type="date" office:date-value="2007-06-16">
            <text:p>16/06/07</text:p>
          </table:table-cell>
          <table:table-cell table:style-name="ce13" office:value-type="string">
            <text:p>Severe Storm</text:p>
          </table:table-cell>
          <table:table-cell table:style-name="ce13" office:value-type="string">
            <text:p>Gippsland VIC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18000000">
            <text:p>$18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date" office:date-value="2007-03-08">
            <text:p>08/03/07</text:p>
          </table:table-cell>
          <table:table-cell table:style-name="ce13" office:value-type="string">
            <text:p>Cyclone George &amp; Jacob</text:p>
          </table:table-cell>
          <table:table-cell table:style-name="ce13" office:value-type="string">
            <text:p>George &amp; Jacob - Pilbara WA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2007-01-16">
            <text:p>16/01/07</text:p>
          </table:table-cell>
          <table:table-cell table:style-name="ce13" office:value-type="string">
            <text:p>Severe Storm</text:p>
          </table:table-cell>
          <table:table-cell table:style-name="ce13" office:value-type="string">
            <text:p>Wagga Wagga NSW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2007-01-15">
            <text:p>15/01/07</text:p>
          </table:table-cell>
          <table:table-cell table:style-name="ce13" office:value-type="string">
            <text:p>Severe Storm</text:p>
          </table:table-cell>
          <table:table-cell table:style-name="ce13" office:value-type="string">
            <text:p>Nyngan NSW</text:p>
          </table:table-cell>
          <table:table-cell table:number-columns-repeated="2" table:style-name="ce18" office:value-type="currency" office:currency="AUD" office:value="2000000">
            <text:p>$2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7" office:value-type="date" office:date-value="2006-10-31">
            <text:p>31/10/0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Newcastle &amp; Lower Hunter Valley</text:p>
          </table:table-cell>
          <table:table-cell table:style-name="ce18" office:value-type="currency" office:currency="AUD" office:value="51000000">
            <text:p>$51,000,000</text:p>
          </table:table-cell>
          <table:table-cell table:style-name="ce18" office:value-type="currency" office:currency="AUD" office:value="60000000">
            <text:p>$6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2006-08-07">
            <text:p>07/08/0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outh West WA</text:p>
          </table:table-cell>
          <table:table-cell table:style-name="ce18" office:value-type="currency" office:currency="AUD" office:value="5200000">
            <text:p>$5,200,000</text:p>
          </table:table-cell>
          <table:table-cell table:style-name="ce18" office:value-type="currency" office:currency="AUD" office:value="9000000">
            <text:p>$9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table:style-name="ce7" office:value-type="date" office:date-value="2006-03-20">
            <text:p>20/03/06</text:p>
          </table:table-cell>
          <table:table-cell table:style-name="ce13" office:value-type="string">
            <text:p>Cyclone Larry</text:p>
          </table:table-cell>
          <table:table-cell table:style-name="ce13" office:value-type="string">
            <text:p>Larry - North QLD</text:p>
          </table:table-cell>
          <table:table-cell table:style-name="ce18" office:value-type="currency" office:currency="AUD" office:value="540000000">
            <text:p>$540,000,000</text:p>
          </table:table-cell>
          <table:table-cell table:style-name="ce18" office:value-type="currency" office:currency="AUD" office:value="609000000">
            <text:p>$609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6-02-01">
            <text:p>01/02/06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Widespread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18" office:value-type="currency" office:currency="AUD" office:value="16000000">
            <text:p>$16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2006-01-20">
            <text:p>20/01/06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North, West &amp; East VIC</text:p>
          </table:table-cell>
          <table:table-cell table:style-name="ce18" office:value-type="currency" office:currency="AUD" office:value="22400000">
            <text:p>$22,4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2005-12-15">
            <text:p>15/12/05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Hunter Vall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36000000">
            <text:p>$36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2005-11-07">
            <text:p>07/11/05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Central West NSW</text:p>
          </table:table-cell>
          <table:table-cell table:style-name="ce18" office:value-type="currency" office:currency="AUD" office:value="3000000">
            <text:p>$3,000,000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2005-11-06">
            <text:p>06/11/05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Broken Hill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table:style-name="ce7" office:value-type="date" office:date-value="2005-10-12">
            <text:p>12/10/0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Gold Coast</text:p>
          </table:table-cell>
          <table:table-cell table:style-name="ce18" office:value-type="currency" office:currency="AUD" office:value="61000000">
            <text:p>$61,000,000</text:p>
          </table:table-cell>
          <table:table-cell table:style-name="ce18" office:value-type="currency" office:currency="AUD" office:value="89000000">
            <text:p>$89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table:style-name="ce7" office:value-type="date" office:date-value="2005-06-30">
            <text:p>30/06/05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E QLD</text:p>
          </table:table-cell>
          <table:table-cell table:style-name="ce18" office:value-type="currency" office:currency="AUD" office:value="53900000">
            <text:p>$53,900,000</text:p>
          </table:table-cell>
          <table:table-cell table:style-name="ce18" office:value-type="currency" office:currency="AUD" office:value="93000000">
            <text:p>$93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47">
            <text:p>547</text:p>
          </table:table-cell>
          <table:table-cell table:style-name="ce7" office:value-type="date" office:date-value="2005-06-30">
            <text:p>30/06/05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NE NSW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37000000">
            <text:p>$3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table:style-name="ce7" office:value-type="date" office:date-value="2005-05-19">
            <text:p>19/05/0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17600000">
            <text:p>$17,6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table:style-name="ce7" office:value-type="date" office:date-value="2005-05-16">
            <text:p>16/05/05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Bunbury, South Perth</text:p>
          </table:table-cell>
          <table:table-cell table:style-name="ce18" office:value-type="currency" office:currency="AUD" office:value="53200000">
            <text:p>$53,200,000</text:p>
          </table:table-cell>
          <table:table-cell table:style-name="ce18" office:value-type="currency" office:currency="AUD" office:value="108000000">
            <text:p>$10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table:style-name="ce7" office:value-type="date" office:date-value="2005-02-20">
            <text:p>20/02/05</text:p>
          </table:table-cell>
          <table:table-cell table:style-name="ce13" office:value-type="string">
            <text:p>Hail, Storm</text:p>
          </table:table-cell>
          <table:table-cell table:style-name="ce13" office:value-type="string">
            <text:p>Eastern Seaboard</text:p>
          </table:table-cell>
          <table:table-cell table:style-name="ce18" office:value-type="currency" office:currency="AUD" office:value="216700000">
            <text:p>$216,700,000</text:p>
          </table:table-cell>
          <table:table-cell table:style-name="ce18" office:value-type="currency" office:currency="AUD" office:value="304000000">
            <text:p>$304,000,000</text:p>
          </table:table-cell>
          <table:table-cell table:style-name="ce6" office:value-type="string">
            <text:p>NSW/TAS/VIC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table:style-name="ce7" office:value-type="date" office:date-value="2005-01-11">
            <text:p>11/01/05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Eyre Peninsula</text:p>
          </table:table-cell>
          <table:table-cell table:style-name="ce18" office:value-type="currency" office:currency="AUD" office:value="27700000">
            <text:p>$27,700,000</text:p>
          </table:table-cell>
          <table:table-cell table:style-name="ce18" office:value-type="currency" office:currency="AUD" office:value="41000000">
            <text:p>$41,000,000</text:p>
          </table:table-cell>
          <table:table-cell table:style-name="ce6" office:value-type="string">
            <text:p>SA</text:p>
          </table:table-cell>
        </table:table-row>
        <table:table-row table:style-name="ro2">
          <table:table-cell/>
          <table:table-cell table:style-name="ce7" office:value-type="date" office:date-value="2004-12-26">
            <text:p>26/12/04</text:p>
          </table:table-cell>
          <table:table-cell table:style-name="ce13" office:value-type="string">
            <text:p>Tsunami</text:p>
          </table:table-cell>
          <table:table-cell table:style-name="ce13" office:value-type="string">
            <text:p>South East Asia</text:p>
          </table:table-cell>
          <table:table-cell table:number-columns-repeated="2" table:style-name="ce18" office:value-type="currency" office:currency="AUD" office:value="3000000">
            <text:p>$3,000,000</text:p>
          </table:table-cell>
          <table:table-cell table:style-name="ce6" office:value-type="string">
            <text:p>  </text:p>
          </table:table-cell>
        </table:table-row>
        <table:table-row table:style-name="ro2">
          <table:table-cell table:style-name="ce2"/>
          <table:table-cell table:style-name="ce8" office:value-type="date" office:date-value="2004-12-13">
            <text:p>13/12/04</text:p>
          </table:table-cell>
          <table:table-cell table:style-name="ce14" office:value-type="string">
            <text:p>Hail, Storm</text:p>
          </table:table-cell>
          <table:table-cell table:style-name="ce14" office:value-type="string">
            <text:p>Sydney &amp; Lismore</text:p>
          </table:table-cell>
          <table:table-cell table:style-name="ce19" office:value-type="currency" office:currency="AUD" office:value="32300000">
            <text:p>$32,300,000</text:p>
          </table:table-cell>
          <table:table-cell table:style-name="ce18" office:value-type="currency" office:currency="AUD" office:value="46000000">
            <text:p>$46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2004-12-13">
            <text:p>13/12/04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Brisbane, Gold Coast</text:p>
          </table:table-cell>
          <table:table-cell table:style-name="ce18" office:value-type="currency" office:currency="AUD" office:value="3500000">
            <text:p>$3,500,000</text:p>
          </table:table-cell>
          <table:table-cell table:style-name="ce18" office:value-type="currency" office:currency="AUD" office:value="6000000">
            <text:p>$6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4-01-29">
            <text:p>29/01/04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8000000">
            <text:p>$18,0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table:style-name="ce7" office:value-type="date" office:date-value="2004-01-24">
            <text:p>24/01/04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sbane, SE, SW</text:p>
          </table:table-cell>
          <table:table-cell table:style-name="ce18" office:value-type="currency" office:currency="AUD" office:value="28500000">
            <text:p>$28,500,000</text:p>
          </table:table-cell>
          <table:table-cell table:style-name="ce18" office:value-type="currency" office:currency="AUD" office:value="54000000">
            <text:p>$54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table:style-name="ce3"/>
          <table:table-cell table:style-name="ce9" office:value-type="date" office:date-value="2003-12-31">
            <text:p>31/12/03</text:p>
          </table:table-cell>
          <table:table-cell table:style-name="ce15" office:value-type="string">
            <text:p>Hail</text:p>
          </table:table-cell>
          <table:table-cell table:style-name="ce15" office:value-type="string">
            <text:p>Melbourne</text:p>
          </table:table-cell>
          <table:table-cell table:style-name="ce20" office:value-type="currency" office:currency="AUD" office:value="100000000">
            <text:p>$100,000,000</text:p>
          </table:table-cell>
          <table:table-cell table:style-name="ce18" office:value-type="currency" office:currency="AUD" office:value="156000000">
            <text:p>$156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table:style-name="ce7" office:value-type="date" office:date-value="2003-08-24">
            <text:p>24/08/03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39000000">
            <text:p>$39,000,000</text:p>
          </table:table-cell>
          <table:table-cell table:style-name="ce6" office:value-type="string">
            <text:p>NSW/VIC/TAS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table:style-name="ce7" office:value-type="date" office:date-value="2003-01-18">
            <text:p>18/01/03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Canberra</text:p>
          </table:table-cell>
          <table:table-cell table:style-name="ce18" office:value-type="currency" office:currency="AUD" office:value="350000000">
            <text:p>$350,000,000</text:p>
          </table:table-cell>
          <table:table-cell table:style-name="ce18" office:value-type="currency" office:currency="AUD" office:value="660000000">
            <text:p>$660,000,000</text:p>
          </table:table-cell>
          <table:table-cell table:style-name="ce6" office:value-type="string">
            <text:p>ACT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table:style-name="ce7" office:value-type="date" office:date-value="2003-01-08">
            <text:p>08/01/03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Eastern Border Region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24000000">
            <text:p>$24,000,000</text:p>
          </table:table-cell>
          <table:table-cell table:style-name="ce6" office:value-type="string">
            <text:p>NSW/VIC</text:p>
          </table:table-cell>
        </table:table-row>
        <table:table-row table:style-name="ro2">
          <table:table-cell/>
          <table:table-cell table:style-name="ce7" office:value-type="date" office:date-value="2002-12-24">
            <text:p>24/12/0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outh East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2-12-10">
            <text:p>10/12/0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outh East</text:p>
          </table:table-cell>
          <table:table-cell table:style-name="ce18" office:value-type="currency" office:currency="AUD" office:value="3400000">
            <text:p>$3,400,000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table:style-name="ce7" office:value-type="date" office:date-value="2002-10-08">
            <text:p>08/10/02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Engadine &amp; Glenorie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43000000">
            <text:p>$43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table:style-name="ce7" office:value-type="date" office:date-value="2002-02-16">
            <text:p>16/02/0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19000000">
            <text:p>$1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table:style-name="ce7" office:value-type="date" office:date-value="2002-01-16">
            <text:p>16/01/0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Coastal Border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36000000">
            <text:p>$36,000,000</text:p>
          </table:table-cell>
          <table:table-cell table:style-name="ce6" office:value-type="string">
            <text:p>NSW/QLD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style-name="ce7" office:value-type="date" office:date-value="2001-12-30">
            <text:p>30/12/0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 &amp; Coast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57000000">
            <text:p>$5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style-name="ce7" office:value-type="date" office:date-value="2001-12-25">
            <text:p>25/12/01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Sydney &amp; Surrounds</text:p>
          </table:table-cell>
          <table:table-cell table:style-name="ce18" office:value-type="currency" office:currency="AUD" office:value="69000000">
            <text:p>$69,000,000</text:p>
          </table:table-cell>
          <table:table-cell table:style-name="ce18" office:value-type="currency" office:currency="AUD" office:value="131000000">
            <text:p>$131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style-name="ce7" office:value-type="date" office:date-value="2001-11-18">
            <text:p>18/11/01</text:p>
          </table:table-cell>
          <table:table-cell table:style-name="ce13" office:value-type="string">
            <text:p>Storm, Tornado</text:p>
          </table:table-cell>
          <table:table-cell table:style-name="ce13" office:value-type="string">
            <text:p>Sydney &amp; Port Stephens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57000000">
            <text:p>$5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style-name="ce7" office:value-type="date" office:date-value="2001-03-09">
            <text:p>09/03/01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37000000">
            <text:p>$37,000,000</text:p>
          </table:table-cell>
          <table:table-cell table:style-name="ce18" office:value-type="currency" office:currency="AUD" office:value="99000000">
            <text:p>$99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table:style-name="ce7" office:value-type="date" office:date-value="2001-03-06">
            <text:p>06/03/01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Nth Coast, Grafton, Kempsey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45000000">
            <text:p>$4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table:style-name="ce7" office:value-type="date" office:date-value="2001-01-17">
            <text:p>17/01/0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Casino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18" office:value-type="currency" office:currency="AUD" office:value="65000000">
            <text:p>$6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style-name="ce7" office:value-type="date" office:date-value="2001-01-15">
            <text:p>15/01/0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24000000">
            <text:p>$24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style-name="ce7" office:value-type="date" office:date-value="2001-01-06">
            <text:p>06/01/0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Dubbo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style-name="ce7" office:value-type="date" office:date-value="2000-11-17">
            <text:p>17/11/00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Mackay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3000000">
            <text:p>$13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0-09-30">
            <text:p>30/09/00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Vic Peninsula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2000-04-20">
            <text:p>20/04/00</text:p>
          </table:table-cell>
          <table:table-cell table:style-name="ce13" office:value-type="string">
            <text:p>Cyclone Paul</text:p>
          </table:table-cell>
          <table:table-cell table:style-name="ce13" office:value-type="string">
            <text:p>Nth WA</text:p>
          </table:table-cell>
          <table:table-cell table:style-name="ce18" office:value-type="currency" office:currency="AUD" office:value="8500000">
            <text:p>$8,5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544">
            <text:p>544</text:p>
          </table:table-cell>
          <table:table-cell table:style-name="ce7" office:value-type="date" office:date-value="2000-04-02">
            <text:p>02/04/00</text:p>
          </table:table-cell>
          <table:table-cell table:style-name="ce13" office:value-type="string">
            <text:p>Cyclone Tessi</text:p>
          </table:table-cell>
          <table:table-cell table:style-name="ce13" office:value-type="string">
            <text:p>Nth QLD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41000000">
            <text:p>$41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0-03-01">
            <text:p>01/03/00</text:p>
          </table:table-cell>
          <table:table-cell table:style-name="ce13" office:value-type="string">
            <text:p>Cyclone George</text:p>
          </table:table-cell>
          <table:table-cell table:style-name="ce13" office:value-type="string">
            <text:p>Nth WA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2000-02-27">
            <text:p>27/02/00</text:p>
          </table:table-cell>
          <table:table-cell table:style-name="ce13" office:value-type="string">
            <text:p>Cyclone Steve</text:p>
          </table:table-cell>
          <table:table-cell table:style-name="ce13" office:value-type="string">
            <text:p>Far Nth</text:p>
          </table:table-cell>
          <table:table-cell table:style-name="ce18" office:value-type="currency" office:currency="AUD" office:value="11000000">
            <text:p>$11,000,000</text:p>
          </table:table-cell>
          <table:table-cell table:style-name="ce18" office:value-type="currency" office:currency="AUD" office:value="31000000">
            <text:p>$31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0-02-07">
            <text:p>07/02/00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Longreach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0-01-14">
            <text:p>14/01/00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99-12-26">
            <text:p>26/12/99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3000000">
            <text:p>$23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99-10-24">
            <text:p>24/10/99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89000000">
            <text:p>$8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table:style-name="ce7" office:value-type="date" office:date-value="1999-10-24">
            <text:p>24/10/99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Wollongong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1000000">
            <text:p>$11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style-name="ce7" office:value-type="date" office:date-value="1999-04-14">
            <text:p>14/04/99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700000000">
            <text:p>$1,700,000,000</text:p>
          </table:table-cell>
          <table:table-cell table:style-name="ce18" office:value-type="currency" office:currency="AUD" office:value="4296000000">
            <text:p>$4,296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table:style-name="ce7" office:value-type="date" office:date-value="1999-03-22">
            <text:p>22/03/99</text:p>
          </table:table-cell>
          <table:table-cell table:style-name="ce13" office:value-type="string">
            <text:p>Cyclone Vance</text:p>
          </table:table-cell>
          <table:table-cell table:style-name="ce13" office:value-type="string">
            <text:p>Exmouth, Onslow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18" office:value-type="currency" office:currency="AUD" office:value="108000000">
            <text:p>$10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99-03-20">
            <text:p>20/03/99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Moora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99-02-12">
            <text:p>12/02/99</text:p>
          </table:table-cell>
          <table:table-cell table:style-name="ce13" office:value-type="string">
            <text:p>Cyclone Rona</text:p>
          </table:table-cell>
          <table:table-cell table:style-name="ce13" office:value-type="string">
            <text:p>Nth QLD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99-02-07">
            <text:p>07/02/99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E QLD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style-name="ce7" office:value-type="date" office:date-value="1998-12-26">
            <text:p>26/12/9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style-name="ce7" office:value-type="date" office:date-value="1998-12-16">
            <text:p>16/12/98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76000000">
            <text:p>$76,000,000</text:p>
          </table:table-cell>
          <table:table-cell table:style-name="ce18" office:value-type="currency" office:currency="AUD" office:value="254000000">
            <text:p>$254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98-11-14">
            <text:p>14/11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18" office:value-type="currency" office:currency="AUD" office:value="23000000">
            <text:p>$23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table:style-name="ce7" office:value-type="date" office:date-value="1998-10-13">
            <text:p>13/10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EQLD</text:p>
          </table:table-cell>
          <table:table-cell table:style-name="ce18" office:value-type="currency" office:currency="AUD" office:value="23000000">
            <text:p>$23,000,000</text:p>
          </table:table-cell>
          <table:table-cell table:style-name="ce18" office:value-type="currency" office:currency="AUD" office:value="80000000">
            <text:p>$80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style-name="ce7" office:value-type="date" office:date-value="1998-08-17">
            <text:p>17/08/9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Wollongong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97000000">
            <text:p>$9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table:style-name="ce7" office:value-type="date" office:date-value="1998-08-06">
            <text:p>06/08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8-06-24">
            <text:p>24/06/98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East Gippsland</text:p>
          </table:table-cell>
          <table:table-cell table:style-name="ce18" office:value-type="currency" office:currency="AUD" office:value="1300000">
            <text:p>$1,300,000</text:p>
          </table:table-cell>
          <table:table-cell table:style-name="ce18" office:value-type="currency" office:currency="AUD" office:value="3000000">
            <text:p>$3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7" office:value-type="date" office:date-value="1998-06-23">
            <text:p>23/06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Hunter Valle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39000000">
            <text:p>$3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table:style-name="ce7" office:value-type="date" office:date-value="1998-04-09">
            <text:p>09/04/9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table:style-name="ce7" office:value-type="date" office:date-value="1998-02-04">
            <text:p>04/02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34000000">
            <text:p>$34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table:style-name="ce7" office:value-type="date" office:date-value="1998-01-26">
            <text:p>26/01/98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Katherine</text:p>
          </table:table-cell>
          <table:table-cell table:style-name="ce18" office:value-type="currency" office:currency="AUD" office:value="70000000">
            <text:p>$70,000,000</text:p>
          </table:table-cell>
          <table:table-cell table:style-name="ce18" office:value-type="currency" office:currency="AUD" office:value="201000000">
            <text:p>$201,000,000</text:p>
          </table:table-cell>
          <table:table-cell table:style-name="ce6" office:value-type="string">
            <text:p>NT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table:style-name="ce7" office:value-type="date" office:date-value="1998-01-10">
            <text:p>10/01/9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Townsville</text:p>
          </table:table-cell>
          <table:table-cell table:style-name="ce18" office:value-type="currency" office:currency="AUD" office:value="71000000">
            <text:p>$71,000,000</text:p>
          </table:table-cell>
          <table:table-cell table:style-name="ce18" office:value-type="currency" office:currency="AUD" office:value="245000000">
            <text:p>$245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style-name="ce7" office:value-type="date" office:date-value="1998-01-05">
            <text:p>05/01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Nyngan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27000000">
            <text:p>$2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7-12-21">
            <text:p>21/12/9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Menai</text:p>
          </table:table-cell>
          <table:table-cell table:style-name="ce18" office:value-type="currency" office:currency="AUD" office:value="3000000">
            <text:p>$3,000,000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7-12-19">
            <text:p>19/12/97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113000000">
            <text:p>$113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7-11-16">
            <text:p>16/11/97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Grafton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3000000">
            <text:p>$13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7-03-31">
            <text:p>31/03/97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41000000">
            <text:p>$41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97-03-22">
            <text:p>22/03/97</text:p>
          </table:table-cell>
          <table:table-cell table:style-name="ce13" office:value-type="string">
            <text:p>Cyclone Justin</text:p>
          </table:table-cell>
          <table:table-cell table:style-name="ce13" office:value-type="string">
            <text:p>Cairns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18" office:value-type="currency" office:currency="AUD" office:value="27000000">
            <text:p>$27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97-02-21">
            <text:p>21/02/9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Ferny Creek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9000000">
            <text:p>$29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style-name="ce7" office:value-type="date" office:date-value="1996-12-11">
            <text:p>11/12/9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ingleton</text:p>
          </table:table-cell>
          <table:table-cell table:style-name="ce18" office:value-type="currency" office:currency="AUD" office:value="49000000">
            <text:p>$49,000,000</text:p>
          </table:table-cell>
          <table:table-cell table:style-name="ce18" office:value-type="currency" office:currency="AUD" office:value="149000000">
            <text:p>$14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6-12-04">
            <text:p>04/12/9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Brisbane</text:p>
          </table:table-cell>
          <table:table-cell table:number-columns-repeated="2" table:style-name="ce18" office:value-type="currency" office:currency="AUD" office:value="4000000">
            <text:p>$4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48">
            <text:p>548</text:p>
          </table:table-cell>
          <table:table-cell table:style-name="ce7" office:value-type="date" office:date-value="1996-11-23">
            <text:p>23/11/9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Coffs Harbour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67000000">
            <text:p>$6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6-11-14">
            <text:p>14/11/9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Tamworth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table:style-name="ce7" office:value-type="date" office:date-value="1996-09-29">
            <text:p>29/09/9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Armidale &amp; Tamworth</text:p>
          </table:table-cell>
          <table:table-cell table:style-name="ce18" office:value-type="currency" office:currency="AUD" office:value="104000000">
            <text:p>$104,000,000</text:p>
          </table:table-cell>
          <table:table-cell table:style-name="ce18" office:value-type="currency" office:currency="AUD" office:value="288000000">
            <text:p>$28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style-name="ce7" office:value-type="date" office:date-value="1996-08-31">
            <text:p>31/08/9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style-name="ce7" office:value-type="date" office:date-value="1996-05-03">
            <text:p>03/05/96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E QLD</text:p>
          </table:table-cell>
          <table:table-cell table:style-name="ce18" office:value-type="currency" office:currency="AUD" office:value="31000000">
            <text:p>$31,000,000</text:p>
          </table:table-cell>
          <table:table-cell table:style-name="ce18" office:value-type="currency" office:currency="AUD" office:value="134000000">
            <text:p>$134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96-04-05">
            <text:p>05/04/96</text:p>
          </table:table-cell>
          <table:table-cell table:style-name="ce13" office:value-type="string">
            <text:p>Cyclone Olivia</text:p>
          </table:table-cell>
          <table:table-cell table:style-name="ce13" office:value-type="string">
            <text:p>Pannawonica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6000000">
            <text:p>$6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96-01-31">
            <text:p>31/01/9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18" office:value-type="currency" office:currency="AUD" office:value="43000000">
            <text:p>$43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style-name="ce7" office:value-type="date" office:date-value="1995-11-06">
            <text:p>06/11/9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E QLD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166000000">
            <text:p>$166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style-name="ce7" office:value-type="date" office:date-value="1995-02-25">
            <text:p>25/02/95</text:p>
          </table:table-cell>
          <table:table-cell table:style-name="ce13" office:value-type="string">
            <text:p>Cyclone Bobby</text:p>
          </table:table-cell>
          <table:table-cell table:style-name="ce13" office:value-type="string">
            <text:p>Kalgoolie</text:p>
          </table:table-cell>
          <table:table-cell table:style-name="ce18" office:value-type="currency" office:currency="AUD" office:value="11000000">
            <text:p>$11,000,000</text:p>
          </table:table-cell>
          <table:table-cell table:style-name="ce18" office:value-type="currency" office:currency="AUD" office:value="48000000">
            <text:p>$4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table:style-name="ce7" office:value-type="date" office:date-value="1994-11-20">
            <text:p>20/11/94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29000000">
            <text:p>$29,000,000</text:p>
          </table:table-cell>
          <table:table-cell table:style-name="ce18" office:value-type="currency" office:currency="AUD" office:value="100000000">
            <text:p>$10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style-name="ce7" office:value-type="date" office:date-value="1994-08-06">
            <text:p>06/08/94</text:p>
          </table:table-cell>
          <table:table-cell table:style-name="ce13" office:value-type="string">
            <text:p>Earthquake</text:p>
          </table:table-cell>
          <table:table-cell table:style-name="ce13" office:value-type="string">
            <text:p>Cessnock</text:p>
          </table:table-cell>
          <table:table-cell table:style-name="ce18" office:value-type="currency" office:currency="AUD" office:value="37200000">
            <text:p>$37,200,000</text:p>
          </table:table-cell>
          <table:table-cell table:style-name="ce18" office:value-type="currency" office:currency="AUD" office:value="115000000">
            <text:p>$11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table:style-name="ce7" office:value-type="date" office:date-value="1994-05-23">
            <text:p>23/05/94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37000000">
            <text:p>$37,000,000</text:p>
          </table:table-cell>
          <table:table-cell table:style-name="ce18" office:value-type="currency" office:currency="AUD" office:value="187000000">
            <text:p>$187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94-01-16">
            <text:p>16/01/94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Eastern Seaboard</text:p>
          </table:table-cell>
          <table:table-cell table:style-name="ce18" office:value-type="currency" office:currency="AUD" office:value="59100000">
            <text:p>$59,100,000</text:p>
          </table:table-cell>
          <table:table-cell table:style-name="ce18" office:value-type="currency" office:currency="AUD" office:value="215000000">
            <text:p>$21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3-12-14">
            <text:p>14/12/93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44000000">
            <text:p>$44,000,000</text:p>
          </table:table-cell>
          <table:table-cell table:style-name="ce6" office:value-type="string">
            <text:p>VIC</text:p>
          </table:table-cell>
        </table:table-row>
        <table:table-row table:style-name="ro4">
          <table:table-cell office:value-type="float" office:value="549">
            <text:p>549</text:p>
          </table:table-cell>
          <table:table-cell table:style-name="ce7" office:value-type="date" office:date-value="1993-10-03">
            <text:p>03/10/93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Benalla &amp; Shepparton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44000000">
            <text:p>$44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table:style-name="ce7" office:value-type="date" office:date-value="1992-02-12">
            <text:p>12/02/92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18000000">
            <text:p>$118,000,000</text:p>
          </table:table-cell>
          <table:table-cell table:style-name="ce18" office:value-type="currency" office:currency="AUD" office:value="441000000">
            <text:p>$441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2-02-08">
            <text:p>08/02/92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22000000">
            <text:p>$22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table:style-name="ce7" office:value-type="date" office:date-value="1991-12-20">
            <text:p>20/12/91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Melbourne &amp; Ballarat</text:p>
          </table:table-cell>
          <table:table-cell table:style-name="ce18" office:value-type="currency" office:currency="AUD" office:value="24000000">
            <text:p>$24,000,000</text:p>
          </table:table-cell>
          <table:table-cell table:style-name="ce18" office:value-type="currency" office:currency="AUD" office:value="90000000">
            <text:p>$90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style-name="ce7" office:value-type="date" office:date-value="1991-10-16">
            <text:p>16/10/91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Central Coast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54000000">
            <text:p>$54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1-06-07">
            <text:p>07/06/91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E NSW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57000000">
            <text:p>$5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table:style-name="ce7" office:value-type="date" office:date-value="1991-01-24">
            <text:p>24/01/91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Orbost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32000000">
            <text:p>$32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table:style-name="ce7" office:value-type="date" office:date-value="1991-01-22">
            <text:p>22/01/91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Adelaide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112000000">
            <text:p>$112,000,000</text:p>
          </table:table-cell>
          <table:table-cell table:style-name="ce6" office:value-type="string">
            <text:p>SA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style-name="ce7" office:value-type="date" office:date-value="1991-01-21">
            <text:p>21/01/9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38400000">
            <text:p>$138,400,000</text:p>
          </table:table-cell>
          <table:table-cell table:style-name="ce18" office:value-type="currency" office:currency="AUD" office:value="525000000">
            <text:p>$52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0-12-27">
            <text:p>27/12/90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32000000">
            <text:p>$32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style-name="ce7" office:value-type="date" office:date-value="1990-12-26">
            <text:p>26/12/90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Rockhampton to Cairns</text:p>
          </table:table-cell>
          <table:table-cell table:style-name="ce18" office:value-type="currency" office:currency="AUD" office:value="32000000">
            <text:p>$32,000,000</text:p>
          </table:table-cell>
          <table:table-cell table:style-name="ce18" office:value-type="currency" office:currency="AUD" office:value="121000000">
            <text:p>$121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90-08-03">
            <text:p>03/08/90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46000000">
            <text:p>$46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7" office:value-type="date" office:date-value="1990-04-18">
            <text:p>18/04/90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  NSW/QLD Nyngan &amp; Charlivlle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99000000">
            <text:p>$99,000,000</text:p>
          </table:table-cell>
          <table:table-cell table:style-name="ce6" office:value-type="string">
            <text:p>NSW/QLD Nyngan &amp; Charlivlle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7" office:value-type="date" office:date-value="1990-03-18">
            <text:p>18/03/90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319000000">
            <text:p>$319,000,000</text:p>
          </table:table-cell>
          <table:table-cell table:style-name="ce18" office:value-type="currency" office:currency="AUD" office:value="1297000000">
            <text:p>$1,29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0-02-10">
            <text:p>10/02/90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41000000">
            <text:p>$41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0-02-07">
            <text:p>07/02/90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Dubbo</text:p>
          </table:table-cell>
          <table:table-cell table:style-name="ce18" office:value-type="currency" office:currency="AUD" office:value="9000000">
            <text:p>$9,000,000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table:style-name="ce7" office:value-type="date" office:date-value="1990-02-03">
            <text:p>03/02/90</text:p>
          </table:table-cell>
          <table:table-cell table:style-name="ce13" office:value-type="string">
            <text:p>Cyclone Nancy</text:p>
          </table:table-cell>
          <table:table-cell table:style-name="ce13" office:value-type="string">
            <text:p>Sydney to Brisbane</text:p>
          </table:table-cell>
          <table:table-cell table:style-name="ce18" office:value-type="currency" office:currency="AUD" office:value="33000000">
            <text:p>$33,000,000</text:p>
          </table:table-cell>
          <table:table-cell table:style-name="ce18" office:value-type="currency" office:currency="AUD" office:value="197000000">
            <text:p>$197,000,000</text:p>
          </table:table-cell>
          <table:table-cell table:style-name="ce6" office:value-type="string">
            <text:p>NSW/QLD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style-name="ce7" office:value-type="date" office:date-value="1989-12-28">
            <text:p>28/12/89</text:p>
          </table:table-cell>
          <table:table-cell table:style-name="ce13" office:value-type="string">
            <text:p>Earthquake</text:p>
          </table:table-cell>
          <table:table-cell table:style-name="ce13" office:value-type="string">
            <text:p>Newcastle</text:p>
          </table:table-cell>
          <table:table-cell table:style-name="ce18" office:value-type="currency" office:currency="AUD" office:value="862000000">
            <text:p>$862,000,000</text:p>
          </table:table-cell>
          <table:table-cell table:style-name="ce18" office:value-type="currency" office:currency="AUD" office:value="3240000000">
            <text:p>$3,24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style-name="ce7" office:value-type="date" office:date-value="1989-11-16">
            <text:p>16/11/89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allarat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81000000">
            <text:p>$81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552">
            <text:p>552</text:p>
          </table:table-cell>
          <table:table-cell table:style-name="ce7" office:value-type="date" office:date-value="1989-04-04">
            <text:p>04/04/89</text:p>
          </table:table-cell>
          <table:table-cell table:style-name="ce13" office:value-type="string">
            <text:p>Cyclone Aivu</text:p>
          </table:table-cell>
          <table:table-cell table:style-name="ce13" office:value-type="string">
            <text:p>Townsville to Mackay</text:p>
          </table:table-cell>
          <table:table-cell table:style-name="ce18" office:value-type="currency" office:currency="AUD" office:value="26000000">
            <text:p>$26,000,000</text:p>
          </table:table-cell>
          <table:table-cell table:style-name="ce18" office:value-type="currency" office:currency="AUD" office:value="138000000">
            <text:p>$138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89-02-07">
            <text:p>07/02/89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7000000">
            <text:p>$17,000,000</text:p>
          </table:table-cell>
          <table:table-cell table:style-name="ce18" office:value-type="currency" office:currency="AUD" office:value="74000000">
            <text:p>$74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88-11-30">
            <text:p>30/11/8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1000000">
            <text:p>$11,000,000</text:p>
          </table:table-cell>
          <table:table-cell table:style-name="ce18" office:value-type="currency" office:currency="AUD" office:value="48000000">
            <text:p>$48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88-08-22">
            <text:p>22/08/8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W WA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18" office:value-type="currency" office:currency="AUD" office:value="60000000">
            <text:p>$60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table:style-name="ce7" office:value-type="date" office:date-value="1988-05-21">
            <text:p>21/05/88</text:p>
          </table:table-cell>
          <table:table-cell table:style-name="ce13" office:value-type="string">
            <text:p>Cyclone Herbie</text:p>
          </table:table-cell>
          <table:table-cell table:style-name="ce13" office:value-type="string">
            <text:p>Carnarvon to Denham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117000000">
            <text:p>$117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88-04-30">
            <text:p>30/04/88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139000000">
            <text:p>$13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table:style-name="ce7" office:value-type="date" office:date-value="1988-04-01">
            <text:p>01/04/88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Alice Springs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68000000">
            <text:p>$68,000,000</text:p>
          </table:table-cell>
          <table:table-cell table:style-name="ce6" office:value-type="string">
            <text:p>NT</text:p>
          </table:table-cell>
        </table:table-row>
        <table:table-row table:style-name="ro2">
          <table:table-cell/>
          <table:table-cell table:style-name="ce7" office:value-type="date" office:date-value="1987-11-09">
            <text:p>09/11/87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87-07-29">
            <text:p>29/07/87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East Perth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17000000">
            <text:p>$17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87-02-01">
            <text:p>01/02/8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Southern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18" office:value-type="currency" office:currency="AUD" office:value="32000000">
            <text:p>$32,000,000</text:p>
          </table:table-cell>
          <table:table-cell table:style-name="ce6" office:value-type="string">
            <text:p>TAS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style-name="ce7" office:value-type="date" office:date-value="1986-12-06">
            <text:p>06/12/8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Adelaid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50000000">
            <text:p>$50,000,000</text:p>
          </table:table-cell>
          <table:table-cell table:style-name="ce6" office:value-type="string">
            <text:p>SA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style-name="ce7" office:value-type="date" office:date-value="1986-10-03">
            <text:p>03/10/8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Western Sydney</text:p>
          </table:table-cell>
          <table:table-cell table:style-name="ce18" office:value-type="currency" office:currency="AUD" office:value="104000000">
            <text:p>$104,000,000</text:p>
          </table:table-cell>
          <table:table-cell table:style-name="ce18" office:value-type="currency" office:currency="AUD" office:value="638000000">
            <text:p>$63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table:style-name="ce7" office:value-type="date" office:date-value="1986-08-05">
            <text:p>05/08/86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18" office:value-type="currency" office:currency="AUD" office:value="215000000">
            <text:p>$21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7" office:value-type="date" office:date-value="1986-02-01">
            <text:p>01/02/86</text:p>
          </table:table-cell>
          <table:table-cell table:style-name="ce13" office:value-type="string">
            <text:p>Cyclone Winifred</text:p>
          </table:table-cell>
          <table:table-cell table:style-name="ce13" office:value-type="string">
            <text:p>Cairns to Ingham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205000000">
            <text:p>$205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7" office:value-type="date" office:date-value="1986-01-21">
            <text:p>21/01/8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Orange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160000000">
            <text:p>$16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85-01-18">
            <text:p>18/01/8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180000000">
            <text:p>$180,000,000</text:p>
          </table:table-cell>
          <table:table-cell table:style-name="ce18" office:value-type="currency" office:currency="AUD" office:value="2063000000">
            <text:p>$2,063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85-09-10">
            <text:p>10/09/8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63000000">
            <text:p>$63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style-name="ce7" office:value-type="date" office:date-value="1984-11-05">
            <text:p>05/11/84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80000000">
            <text:p>$80,000,000</text:p>
          </table:table-cell>
          <table:table-cell table:style-name="ce18" office:value-type="currency" office:currency="AUD" office:value="578000000">
            <text:p>$57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84-09-01">
            <text:p>01/09/84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Central &amp; Southern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179000000">
            <text:p>$17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84-03-19">
            <text:p>19/03/84</text:p>
          </table:table-cell>
          <table:table-cell table:style-name="ce13" office:value-type="string">
            <text:p>Cyclone Kathy</text:p>
          </table:table-cell>
          <table:table-cell table:style-name="ce13" office:value-type="string">
            <text:p>Borroloola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6" office:value-type="string">
            <text:p>NT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style-name="ce7" office:value-type="date" office:date-value="1983-02-16">
            <text:p>16/02/83</text:p>
          </table:table-cell>
          <table:table-cell table:style-name="ce13" office:value-type="string">
            <text:p>Bushfire Ash Wednesday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176000000">
            <text:p>$176,000,000</text:p>
          </table:table-cell>
          <table:table-cell table:style-name="ce18" office:value-type="currency" office:currency="AUD" office:value="1796000000">
            <text:p>$1,796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82-11-15">
            <text:p>15/11/8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84000000">
            <text:p>$84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table:style-name="ce7" office:value-type="date" office:date-value="1981-02-07">
            <text:p>07/02/81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Dalby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205000000">
            <text:p>$205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table:style-name="ce7" office:value-type="date" office:date-value="1980-12-16">
            <text:p>16/12/80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ghton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38000000">
            <text:p>$238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80-12-15">
            <text:p>15/12/80</text:p>
          </table:table-cell>
          <table:table-cell table:style-name="ce13" office:value-type="string">
            <text:p>Cyclone Carol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7500000">
            <text:p>$7,500,000</text:p>
          </table:table-cell>
          <table:table-cell table:style-name="ce18" office:value-type="currency" office:currency="AUD" office:value="119000000">
            <text:p>$119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table:style-name="ce7" office:value-type="date" office:date-value="1980-02-20">
            <text:p>20/02/80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Adelaide Hills</text:p>
          </table:table-cell>
          <table:table-cell table:style-name="ce18" office:value-type="currency" office:currency="AUD" office:value="13000000">
            <text:p>$13,000,000</text:p>
          </table:table-cell>
          <table:table-cell table:style-name="ce18" office:value-type="currency" office:currency="AUD" office:value="132000000">
            <text:p>$132,000,000</text:p>
          </table:table-cell>
          <table:table-cell table:style-name="ce6" office:value-type="string">
            <text:p>SA</text:p>
          </table:table-cell>
        </table:table-row>
        <table:table-row table:style-name="ro2">
          <table:table-cell/>
          <table:table-cell table:style-name="ce7" office:value-type="date" office:date-value="1980-02-01">
            <text:p>01/02/80</text:p>
          </table:table-cell>
          <table:table-cell table:style-name="ce13" office:value-type="string">
            <text:p>Cyclone Dean</text:p>
          </table:table-cell>
          <table:table-cell table:style-name="ce13" office:value-type="string">
            <text:p>Pilbara</text:p>
          </table:table-cell>
          <table:table-cell table:style-name="ce18" office:value-type="currency" office:currency="AUD" office:value="2500000">
            <text:p>$2,500,000</text:p>
          </table:table-cell>
          <table:table-cell table:style-name="ce18" office:value-type="currency" office:currency="AUD" office:value="27000000">
            <text:p>$27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80-01-10">
            <text:p>10/01/80</text:p>
          </table:table-cell>
          <table:table-cell table:style-name="ce13" office:value-type="string">
            <text:p>Cyclone Amy</text:p>
          </table:table-cell>
          <table:table-cell table:style-name="ce13" office:value-type="string">
            <text:p>Port Headland</text:p>
          </table:table-cell>
          <table:table-cell table:style-name="ce18" office:value-type="currency" office:currency="AUD" office:value="2700000">
            <text:p>$2,700,000</text:p>
          </table:table-cell>
          <table:table-cell table:style-name="ce18" office:value-type="currency" office:currency="AUD" office:value="31000000">
            <text:p>$31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style-name="ce7" office:value-type="date" office:date-value="1979-11-14">
            <text:p>14/11/79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Port Broughton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92000000">
            <text:p>$92,000,000</text:p>
          </table:table-cell>
          <table:table-cell table:style-name="ce6" office:value-type="string">
            <text:p>SA</text:p>
          </table:table-cell>
        </table:table-row>
        <table:table-row table:style-name="ro2">
          <table:table-cell/>
          <table:table-cell table:style-name="ce7" office:value-type="date" office:date-value="1979-06-02">
            <text:p>02/06/79</text:p>
          </table:table-cell>
          <table:table-cell table:style-name="ce13" office:value-type="string">
            <text:p>Earthquake</text:p>
          </table:table-cell>
          <table:table-cell table:style-name="ce13" office:value-type="string">
            <text:p>Cadoux</text:p>
          </table:table-cell>
          <table:table-cell table:style-name="ce18" office:value-type="currency" office:currency="AUD" office:value="3500000">
            <text:p>$3,500,000</text:p>
          </table:table-cell>
          <table:table-cell table:style-name="ce18" office:value-type="currency" office:currency="AUD" office:value="38000000">
            <text:p>$3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table:style-name="ce7" office:value-type="date" office:date-value="1979-03-13">
            <text:p>13/03/79</text:p>
          </table:table-cell>
          <table:table-cell table:style-name="ce13" office:value-type="string">
            <text:p>Cyclone Hazel</text:p>
          </table:table-cell>
          <table:table-cell table:style-name="ce13" office:value-type="string">
            <text:p>Kimberley &amp; Pilbara Coast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02000000">
            <text:p>$202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table:style-name="ce7" office:value-type="date" office:date-value="1978-04-04">
            <text:p>04/04/78</text:p>
          </table:table-cell>
          <table:table-cell table:style-name="ce13" office:value-type="string">
            <text:p>Cyclone Alby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13000000">
            <text:p>$13,000,000</text:p>
          </table:table-cell>
          <table:table-cell table:style-name="ce18" office:value-type="currency" office:currency="AUD" office:value="265000000">
            <text:p>$265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78-03-01">
            <text:p>01/03/7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North Coast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94000000">
            <text:p>$94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7" office:value-type="date" office:date-value="1978-02-10">
            <text:p>10/02/7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, Newcastle, Wollongong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15000000">
            <text:p>$21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78-01-21">
            <text:p>21/01/7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18" office:value-type="currency" office:currency="AUD" office:value="101000000">
            <text:p>$101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77-03-01">
            <text:p>01/03/77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Clarence River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18" office:value-type="currency" office:currency="AUD" office:value="98000000">
            <text:p>$9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table:style-name="ce7" office:value-type="date" office:date-value="1977-02-12">
            <text:p>12/02/7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Western Districts</text:p>
          </table:table-cell>
          <table:table-cell table:style-name="ce18" office:value-type="currency" office:currency="AUD" office:value="9000000">
            <text:p>$9,000,000</text:p>
          </table:table-cell>
          <table:table-cell table:style-name="ce18" office:value-type="currency" office:currency="AUD" office:value="101000000">
            <text:p>$101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77-02-05">
            <text:p>05/02/77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Tongala, Echuca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70000000">
            <text:p>$70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table:style-name="ce7" office:value-type="date" office:date-value="1977-01-21">
            <text:p>21/01/77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44000000">
            <text:p>$244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76-12-19">
            <text:p>19/12/76</text:p>
          </table:table-cell>
          <table:table-cell table:style-name="ce13" office:value-type="string">
            <text:p>Cyclone Harry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310000000">
            <text:p>$310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4165">
            <text:p>4165</text:p>
          </table:table-cell>
          <table:table-cell table:style-name="ce7" office:value-type="date" office:date-value="1976-11-10">
            <text:p>10/11/7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650000000">
            <text:p>$65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76-02-22">
            <text:p>22/02/76</text:p>
          </table:table-cell>
          <table:table-cell table:style-name="ce13" office:value-type="string">
            <text:p>Cyclone Beth</text:p>
          </table:table-cell>
          <table:table-cell table:style-name="ce13" office:value-type="string">
            <text:p>Bundaberg</text:p>
          </table:table-cell>
          <table:table-cell table:style-name="ce18" office:value-type="currency" office:currency="AUD" office:value="3000000">
            <text:p>$3,000,000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style-name="ce7" office:value-type="date" office:date-value="1976-01-09">
            <text:p>09/01/7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Toowoomba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282000000">
            <text:p>$282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75-12-07">
            <text:p>07/12/75</text:p>
          </table:table-cell>
          <table:table-cell table:style-name="ce13" office:value-type="string">
            <text:p>Cyclone Thelma</text:p>
          </table:table-cell>
          <table:table-cell table:style-name="ce13" office:value-type="string">
            <text:p>Port Headland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398000000">
            <text:p>$39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table:style-name="ce7" office:value-type="date" office:date-value="1975-03-09">
            <text:p>09/03/75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339000000">
            <text:p>$33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table:style-name="ce7" office:value-type="date" office:date-value="1974-12-24">
            <text:p>24/12/74</text:p>
          </table:table-cell>
          <table:table-cell table:style-name="ce13" office:value-type="string">
            <text:p>Cyclone Tracy</text:p>
          </table:table-cell>
          <table:table-cell table:style-name="ce13" office:value-type="string">
            <text:p>Darwin</text:p>
          </table:table-cell>
          <table:table-cell table:style-name="ce18" office:value-type="currency" office:currency="AUD" office:value="200000000">
            <text:p>$200,000,000</text:p>
          </table:table-cell>
          <table:table-cell table:style-name="ce18" office:value-type="currency" office:currency="AUD" office:value="4090000000">
            <text:p>$4,090,000,000</text:p>
          </table:table-cell>
          <table:table-cell table:style-name="ce6" office:value-type="string">
            <text:p>NT</text:p>
          </table:table-cell>
        </table:table-row>
        <table:table-row table:style-name="ro2">
          <table:table-cell/>
          <table:table-cell table:style-name="ce7" office:value-type="date" office:date-value="1974-05-25">
            <text:p>25/05/74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509000000">
            <text:p>$50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74-05-15">
            <text:p>15/05/74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NE VIC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117000000">
            <text:p>$117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style-name="ce7" office:value-type="date" office:date-value="1974-04-24">
            <text:p>24/04/74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509000000">
            <text:p>$50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74-03-13">
            <text:p>13/03/74</text:p>
          </table:table-cell>
          <table:table-cell table:style-name="ce13" office:value-type="string">
            <text:p>Cyclone Zoe</text:p>
          </table:table-cell>
          <table:table-cell table:style-name="ce13" office:value-type="string">
            <text:p>Port Macquarie to Brisbane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171000000">
            <text:p>$171,000,000</text:p>
          </table:table-cell>
          <table:table-cell table:style-name="ce6" office:value-type="string">
            <text:p>NSW/QLD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style-name="ce7" office:value-type="date" office:date-value="1974-01-25">
            <text:p>25/01/74</text:p>
          </table:table-cell>
          <table:table-cell table:style-name="ce13" office:value-type="string">
            <text:p>Cyclone, Wanda Flood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68000000">
            <text:p>$68,000,000</text:p>
          </table:table-cell>
          <table:table-cell table:style-name="ce18" office:value-type="currency" office:currency="AUD" office:value="2645000000">
            <text:p>$2,645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73-03-04">
            <text:p>04/03/73</text:p>
          </table:table-cell>
          <table:table-cell table:style-name="ce13" office:value-type="string">
            <text:p>Cyclone Leah</text:p>
          </table:table-cell>
          <table:table-cell table:style-name="ce13" office:value-type="string">
            <text:p>Northern Australia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1492000000">
            <text:p>$1,492,000,000</text:p>
          </table:table-cell>
          <table:table-cell table:style-name="ce6" office:value-type="string">
            <text:p>QLD/NT/WA</text:p>
          </table:table-cell>
        </table:table-row>
        <table:table-row table:style-name="ro2">
          <table:table-cell/>
          <table:table-cell table:style-name="ce7" office:value-type="date" office:date-value="1972-02-11">
            <text:p>11/02/72</text:p>
          </table:table-cell>
          <table:table-cell table:style-name="ce13" office:value-type="string">
            <text:p>Cyclone Daisy</text:p>
          </table:table-cell>
          <table:table-cell table:style-name="ce13" office:value-type="string">
            <text:p>Brisbane &amp; the Gold Coast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116000000">
            <text:p>$116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style-name="ce7" office:value-type="date" office:date-value="1971-12-24">
            <text:p>24/12/71</text:p>
          </table:table-cell>
          <table:table-cell table:style-name="ce13" office:value-type="string">
            <text:p>Cyclone Althea</text:p>
          </table:table-cell>
          <table:table-cell table:style-name="ce13" office:value-type="string">
            <text:p>Townsville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648000000">
            <text:p>$648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71-02-01">
            <text:p>01/02/71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Gippsland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53000000">
            <text:p>$53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70-09-01">
            <text:p>01/09/70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North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57000000">
            <text:p>$157,000,000</text:p>
          </table:table-cell>
          <table:table-cell table:style-name="ce6" office:value-type="string">
            <text:p>TAS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table:style-name="ce7" office:value-type="date" office:date-value="1970-01-18">
            <text:p>18/01/70</text:p>
          </table:table-cell>
          <table:table-cell table:style-name="ce13" office:value-type="string">
            <text:p>Cyclone Ada</text:p>
          </table:table-cell>
          <table:table-cell table:style-name="ce13" office:value-type="string">
            <text:p>Bowen &amp; Macka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1001000000">
            <text:p>$1,001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table:style-name="ce7" office:value-type="date" office:date-value="1968-10-14">
            <text:p>14/10/68</text:p>
          </table:table-cell>
          <table:table-cell table:style-name="ce13" office:value-type="string">
            <text:p>Earthquake</text:p>
          </table:table-cell>
          <table:table-cell table:style-name="ce13" office:value-type="string">
            <text:p>Meckering</text:p>
          </table:table-cell>
          <table:table-cell table:style-name="ce18" office:value-type="currency" office:currency="AUD" office:value="1500000">
            <text:p>$1,500,000</text:p>
          </table:table-cell>
          <table:table-cell table:style-name="ce18" office:value-type="currency" office:currency="AUD" office:value="57000000">
            <text:p>$57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table:style-name="ce4"/>
          <table:table-cell table:style-name="ce10" office:value-type="date" office:date-value="1967-12-19">
            <text:p>19/12/67</text:p>
          </table:table-cell>
          <table:table-cell table:style-name="ce16" office:value-type="string">
            <text:p>Hail</text:p>
          </table:table-cell>
          <table:table-cell table:style-name="ce16" office:value-type="string">
            <text:p>Brisbane</text:p>
          </table:table-cell>
          <table:table-cell table:style-name="ce21" office:value-type="currency" office:currency="AUD" office:value="5000000">
            <text:p>$5,000,000</text:p>
          </table:table-cell>
          <table:table-cell table:style-name="ce18" office:value-type="currency" office:currency="AUD" office:value="396000000">
            <text:p>$396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style-name="ce7" office:value-type="date" office:date-value="1967-02-08">
            <text:p>08/02/6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Hobart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18" office:value-type="currency" office:currency="AUD" office:value="610000000">
            <text:p>$610,000,000</text:p>
          </table:table-cell>
          <table:table-cell table:style-name="ce6" office:value-type="string">
            <text:p>TAS</text:p>
          </table:table-cell>
        </table:table-row>
        <table:table-row table:style-name="ro2" table:number-rows-repeated="104838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12/07/2014</text:date>, <text:time>16:2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h Saalmans</meta:initial-creator>
    <meta:creation-date>2014-07-12T11:30:09.13</meta:creation-date>
    <dc:date>2014-07-12T16:23:31.25</dc:date>
    <dc:creator>Hugh Saalmans</dc:creator>
    <meta:editing-duration>PT1H38M12S</meta:editing-duration>
    <meta:editing-cycles>47</meta:editing-cycles>
    <meta:generator>OpenOffice/4.1.0$Win32 OpenOffice.org_project/410m18$Build-9764</meta:generator>
    <meta:document-statistic meta:table-count="3" meta:cell-count="1256" meta:object-count="0"/>
  </office:meta>
</office:document-meta>
</file>